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9c22" officeooo:paragraph-rsid="00109c22"/>
    </style:style>
    <style:style style:name="P2" style:family="paragraph" style:parent-style-name="Standard">
      <style:text-properties officeooo:rsid="001164a5" officeooo:paragraph-rsid="001164a5"/>
    </style:style>
    <style:style style:name="T1" style:family="text">
      <style:text-properties officeooo:rsid="0012d4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actored out unnecessary functions</text:p>
      <text:p text:style-name="P1">Reduced sql queries</text:p>
      <text:p text:style-name="P1">Changed connection defaults for e2e testing</text:p>
      <text:p text:style-name="P1">Added unit tests</text:p>
      <text:p text:style-name="P2">Updated make file to allow for unit and e2e testing<text:span text:style-name="T1">xcfaz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</text:span><text:soft-page-break/><text:span text:style-name="T1">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</text:span><text:soft-page-break/><text:span text:style-name="T1">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</text:span><text:soft-page-break/><text:span text:style-name="T1">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</text:span><text:soft-page-break/><text:span text:style-name="T1">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</text:span><text:soft-page-break/><text:span text:style-name="T1">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</text:span><text:soft-page-break/><text:span text:style-name="T1">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</text:span><text:soft-page-break/><text:span text:style-name="T1">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</text:span><text:soft-page-break/><text:span text:style-name="T1">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</text:span><text:soft-page-break/><text:span text:style-name="T1">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</text:span><text:soft-page-break/><text:span text:style-name="T1">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</text:span><text:soft-page-break/><text:span text:style-name="T1">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4234cxf3s5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</text:span><text:soft-page-break/><text:span text:style-name="T1">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</text:span><text:soft-page-break/><text:span text:style-name="T1">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</text:span><text:soft-page-break/><text:span text:style-name="T1">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</text:span><text:soft-page-break/><text:span text:style-name="T1">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</text:span><text:soft-page-break/><text:span text:style-name="T1">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</text:span><text:soft-page-break/><text:span text:style-name="T1">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</text:span><text:soft-page-break/><text:span text:style-name="T1">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</text:span><text:soft-page-break/><text:span text:style-name="T1">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</text:span><text:soft-page-break/><text:span text:style-name="T1">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</text:span><text:soft-page-break/><text:span text:style-name="T1">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</text:span><text:soft-page-break/><text:span text:style-name="T1">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</text:span><text:soft-page-break/><text:span text:style-name="T1">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p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6T15:04:56.824663667</meta:creation-date>
    <dc:date>2022-02-16T17:29:29.941831515</dc:date>
    <meta:editing-duration>PT19S</meta:editing-duration>
    <meta:editing-cycles>1</meta:editing-cycles>
    <meta:document-statistic meta:table-count="0" meta:image-count="0" meta:object-count="0" meta:page-count="24" meta:paragraph-count="5" meta:word-count="26" meta:character-count="121180" meta:non-whitespace-character-count="121159"/>
    <meta:generator>LibreOffice/6.0.7.3$Linux_X86_64 LibreOffice_project/00m0$Build-3</meta:generator>
  </office:meta>
</office:document-meta>
</file>